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1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Puntas_20_de_20_flecha_20_1" draw:marker-end-width="0.38cm" draw:fill="none" draw:textarea-vertical-align="middle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="Puntas_20_de_20_flecha_20_2" draw:marker-end-width="0.38cm" draw:fill="none" draw:textarea-vertical-align="middl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cm" fo:min-width="1.7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Puntas_20_de_20_flecha_20_3" draw:marker-end-width="0.38cm" draw:fill="none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cm" fo:min-width="1.7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Puntas_20_de_20_flecha_20_4" draw:marker-end-width="0.3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="Puntas_20_de_20_flecha_20_6" draw:marker-end-width="0.3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start-width="0.28cm" draw:marker-end="Puntas_20_de_20_flecha_20_7" draw:marker-end-width="0.3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28cm" draw:marker-end="Puntas_20_de_20_flecha_20_8" draw:marker-end-width="0.3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8cm" draw:marker-end="Puntas_20_de_20_flecha_20_9" draw:marker-end-width="0.38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0.7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svg:stroke-width="0.05cm" svg:stroke-color="#000000" draw:marker-start-width="0.28cm" draw:marker-end="Puntas_20_de_20_flecha_20_10" draw:marker-end-width="0.3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marker-start-width="0.28cm" draw:marker-end="Puntas_20_de_20_flecha_20_11" draw:marker-end-width="0.38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7cm" fo:min-width="1.95cm" fo:padding-top="0.15cm" fo:padding-bottom="0.15cm" fo:padding-left="0.275cm" fo:padding-right="0.275cm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28cm" draw:marker-end="Puntas_20_de_20_flecha_20_12" draw:marker-end-width="0.3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54cm" fo:min-width="0.904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5cm" svg:stroke-color="#000000" draw:marker-start-width="0.28cm" draw:marker-end="Puntas_20_de_20_flecha_20_13" draw:marker-end-width="0.38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000000" draw:marker-start-width="0.28cm" draw:marker-end="Puntas_20_de_20_flecha_20_14" draw:marker-end-width="0.3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08cm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="Puntas_20_de_20_flecha_20_15" draw:marker-end-width="0.0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3" draw:id="id3" draw:layer="layout" svg:width="2cm" svg:height="1cm" svg:x="2cm" svg:y="14cm">
          <text:p text:style-name="P1"><text:span text:style-name="T1">Giro</text:span></text:p>
          <text:p text:style-name="P1"><text:span text:style-name="T1">derec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5.5cm" svg:y="14cm">
          <text:p text:style-name="P1"><text:span text:style-name="T1">Giro</text:span></text:p>
          <text:p text:style-name="P1"><text:span text:style-name="T1">izquierd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cm" svg:height="2cm" svg:x="5cm" svg:y="10.5cm">
          <text:p text:style-name="P3"><text:span text:style-name="T1">Izq = 1</text:span></text:p>
          <text:p text:style-name="P3"><text:span text:style-name="T1">Dcha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6.5cm" svg:y1="12.5cm" svg:x2="6.5cm" svg:y2="14cm" draw:start-shape="id1" draw:start-glue-point="6" draw:end-shape="id2" draw:end-glue-point="0" svg:d="M6500 12500v1500" svg:viewBox="0 0 1 1501">
          <text:p text:style-name="P1"><text:s text:c="5"/></text:p>
        </draw:connector>
        <draw:connector draw:style-name="gr4" draw:text-style-name="P5" draw:layer="layout" svg:x1="5cm" svg:y1="11.5cm" svg:x2="3cm" svg:y2="14cm" draw:start-shape="id1" draw:start-glue-point="5" draw:end-shape="id3" draw:end-glue-point="0" svg:d="M5000 11500h-2000v2500" svg:viewBox="0 0 2001 2501">
          <text:p text:style-name="P1"/>
        </draw:connector>
        <draw:custom-shape draw:style-name="gr5" draw:text-style-name="P4" xml:id="id4" draw:id="id4" draw:layer="layout" svg:width="4.5cm" svg:height="3cm" svg:x="8cm" svg:y="7.5cm">
          <text:p text:style-name="P3"><text:span text:style-name="T1">Izq = dcha = 1</text:span></text:p>
          <text:p text:style-name="P3"><text:span text:style-name="T1">o</text:span></text:p>
          <text:p text:style-name="P3"><text:span text:style-name="T1">Izq = dcha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8cm" svg:y1="9cm" svg:x2="6.5cm" svg:y2="10.5cm" draw:start-shape="id4" draw:start-glue-point="5" draw:end-shape="id1" draw:end-glue-point="4" svg:d="M8000 9000h-1500v1500" svg:viewBox="0 0 1501 1501">
          <text:p/>
        </draw:connector>
        <draw:custom-shape draw:style-name="gr7" draw:text-style-name="P4" xml:id="id5" draw:id="id5" draw:layer="layout" svg:width="4.5cm" svg:height="3cm" svg:x="13.5cm" svg:y="7.5cm">
          <text:p text:style-name="P3"><text:span text:style-name="T1">Izq = dcha = 1</text:span></text:p>
          <text:p text:style-name="P3"><text:span text:style-name="T1">o</text:span></text:p>
          <text:p text:style-name="P3"><text:span text:style-name="T1">Izq = dcha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xml:id="id6" draw:id="id6" draw:layer="layout" svg:width="3cm" svg:height="2cm" svg:x="18cm" svg:y="10.5cm">
          <text:p text:style-name="P3"><text:span text:style-name="T1">Izq = 1</text:span></text:p>
          <text:p text:style-name="P3"><text:span text:style-name="T1">Dcha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svg:x1="18cm" svg:y1="9cm" svg:x2="19.5cm" svg:y2="10.5cm" draw:start-shape="id5" draw:start-glue-point="7" draw:end-shape="id6" draw:end-glue-point="4" svg:d="M18000 9000h1500v1500" svg:viewBox="0 0 1501 1501">
          <text:p/>
        </draw:connector>
        <draw:custom-shape draw:style-name="gr1" draw:text-style-name="P2" xml:id="id9" draw:id="id9" draw:layer="layout" svg:width="2cm" svg:height="1cm" svg:x="18.5cm" svg:y="14cm">
          <text:p text:style-name="P1"><text:span text:style-name="T1">Giro</text:span></text:p>
          <text:p text:style-name="P1"><text:span text:style-name="T1">izquier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cm" svg:x="22cm" svg:y="14cm">
          <text:p text:style-name="P1"><text:span text:style-name="T1">Giro</text:span></text:p>
          <text:p text:style-name="P1"><text:span text:style-name="T1">derech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1.5cm" svg:height="1cm" svg:x="15cm" svg:y="12cm">
          <text:p text:style-name="P1"><text:span text:style-name="T1">Avanz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1.5cm" svg:height="1cm" svg:x="9.5cm" svg:y="12cm">
          <text:p text:style-name="P1"><text:span text:style-name="T1">Parar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0.25cm" svg:y1="10.5cm" svg:x2="10.25cm" svg:y2="12cm" draw:start-shape="id4" draw:start-glue-point="6" draw:end-shape="id7" draw:end-glue-point="0" svg:d="M10250 10500v1500" svg:viewBox="0 0 1 1501">
          <text:p/>
        </draw:connector>
        <draw:connector draw:style-name="gr12" draw:text-style-name="P5" draw:layer="layout" draw:type="line" svg:x1="15.75cm" svg:y1="10.5cm" svg:x2="15.75cm" svg:y2="12cm" draw:start-shape="id5" draw:start-glue-point="6" draw:end-shape="id8" draw:end-glue-point="0" svg:d="M15750 10500v1500" svg:viewBox="0 0 1 1501">
          <text:p/>
        </draw:connector>
        <draw:connector draw:style-name="gr13" draw:text-style-name="P5" draw:layer="layout" draw:type="line" svg:x1="19.5cm" svg:y1="12.5cm" svg:x2="19.5cm" svg:y2="14cm" draw:start-shape="id6" draw:start-glue-point="6" draw:end-shape="id9" draw:end-glue-point="0" svg:d="M19500 12500v1500" svg:viewBox="0 0 1 1501">
          <text:p/>
        </draw:connector>
        <draw:connector draw:style-name="gr14" draw:text-style-name="P5" draw:layer="layout" svg:x1="21cm" svg:y1="11.5cm" svg:x2="23cm" svg:y2="14cm" draw:start-shape="id6" draw:start-glue-point="7" draw:end-shape="id10" draw:end-glue-point="0" svg:d="M21000 11500h2000v2500" svg:viewBox="0 0 2001 2501">
          <text:p/>
        </draw:connector>
        <draw:custom-shape draw:style-name="gr15" draw:text-style-name="P4" xml:id="id11" draw:id="id11" draw:layer="layout" svg:width="2.5cm" svg:height="2cm" svg:x="14.5cm" svg:y="4.5cm">
          <text:p text:style-name="P3"><text:span text:style-name="T1">Centro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5" draw:layer="layout" svg:x1="14.5cm" svg:y1="5.5cm" svg:x2="10.25cm" svg:y2="7.5cm" draw:start-shape="id11" draw:start-glue-point="5" draw:end-shape="id4" draw:end-glue-point="4" svg:d="M14500 5500h-4250v2000" svg:viewBox="0 0 4251 2001">
          <text:p/>
        </draw:connector>
        <draw:connector draw:style-name="gr17" draw:text-style-name="P5" draw:layer="layout" draw:type="line" svg:x1="15.75cm" svg:y1="6.5cm" svg:x2="15.75cm" svg:y2="7.5cm" draw:start-shape="id11" draw:start-glue-point="6" draw:end-shape="id5" draw:end-glue-point="4" svg:d="M15750 6500v1000" svg:viewBox="0 0 1 1001">
          <text:p/>
        </draw:connector>
        <draw:custom-shape draw:style-name="gr18" draw:text-style-name="P2" xml:id="id12" draw:id="id12" draw:layer="layout" svg:width="2.5cm" svg:height="1cm" svg:x="14.5cm" svg:y="2.5cm">
          <text:p text:style-name="P1"><text:span text:style-name="T1">Leer</text:span></text:p>
          <text:p text:style-name="P1"><text:span text:style-name="T1">sensores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15.75cm" svg:y1="3.5cm" svg:x2="15.75cm" svg:y2="4.5cm" draw:start-shape="id12" draw:start-glue-point="2" draw:end-shape="id11" draw:end-glue-point="4" svg:d="M15750 3500v1000" svg:viewBox="0 0 1 1001">
          <text:p/>
        </draw:connector>
        <draw:custom-shape draw:style-name="gr20" draw:text-style-name="P2" xml:id="id13" draw:id="id13" draw:layer="layout" svg:width="1.5cm" svg:height="1cm" svg:x="15cm" svg:y="0.5cm">
          <text:p text:style-name="P1"><text:span text:style-name="T1">Inicio</text:span></text:p>
          <draw:enhanced-geometry svg:viewBox="0 0 21600 21600" draw:path-stretchpoint-x="10800" draw:path-stretchpoint-y="10800" draw:text-areas="?f3 ?f4 ?f5 ?f6" draw:type="round-rectangle" draw:modifiers="8545.05494505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line" svg:x1="15.75cm" svg:y1="1.5cm" svg:x2="15.75cm" svg:y2="2.5cm" draw:start-shape="id13" draw:start-glue-point="2" draw:end-shape="id12" draw:end-glue-point="0" svg:d="M15750 1500v1000" svg:viewBox="0 0 1 1001">
          <text:p/>
        </draw:connector>
        <draw:connector draw:style-name="gr22" draw:text-style-name="P5" draw:layer="layout" svg:x1="2cm" svg:y1="14.5cm" svg:x2="14.5cm" svg:y2="3cm" draw:start-shape="id3" draw:start-glue-point="3" draw:end-shape="id12" draw:end-glue-point="3" svg:d="M2000 14500h-525v-11500h13025" svg:viewBox="0 0 13026 11501">
          <text:p/>
        </draw:connector>
        <draw:connector draw:style-name="gr23" draw:text-style-name="P1" draw:layer="layout" svg:x1="6.5cm" svg:y1="15cm" svg:x2="1.468cm" svg:y2="14.413cm" draw:start-shape="id2" draw:start-glue-point="2" svg:d="M6500 15000v525h-5032v-1112" svg:viewBox="0 0 5033 1113">
          <text:p/>
        </draw:connector>
        <draw:connector draw:style-name="gr24" draw:text-style-name="P5" draw:layer="layout" svg:x1="24cm" svg:y1="14.5cm" svg:x2="17cm" svg:y2="3cm" draw:start-shape="id10" draw:start-glue-point="1" draw:end-shape="id12" draw:end-glue-point="1" svg:d="M24000 14500h525v-11500h-7525" svg:viewBox="0 0 7526 11501">
          <text:p/>
        </draw:connector>
        <draw:connector draw:style-name="gr23" draw:text-style-name="P1" draw:layer="layout" svg:x1="19.5cm" svg:y1="15cm" svg:x2="24.525cm" svg:y2="14.483cm" draw:start-shape="id9" draw:start-glue-point="2" svg:d="M19500 15000v525h5025v-1042" svg:viewBox="0 0 5026 1043">
          <text:p/>
        </draw:connector>
        <draw:frame draw:style-name="gr25" draw:text-style-name="P6" draw:layer="layout" svg:width="0.832cm" svg:height="0.645cm" svg:x="15.75cm" svg:y="6.5cm">
          <draw:text-box>
            <text:p><text:span text:style-name="T2">SI</text:span></text:p>
          </draw:text-box>
        </draw:frame>
        <draw:frame draw:style-name="gr25" draw:text-style-name="P6" draw:layer="layout" svg:width="0.832cm" svg:height="0.645cm" svg:x="10.25cm" svg:y="10.855cm">
          <draw:text-box>
            <text:p><text:span text:style-name="T2">SI</text:span></text:p>
          </draw:text-box>
        </draw:frame>
        <draw:frame draw:style-name="gr25" draw:text-style-name="P6" draw:layer="layout" svg:width="0.832cm" svg:height="0.645cm" svg:x="6.5cm" svg:y="12.855cm">
          <draw:text-box>
            <text:p><text:span text:style-name="T2">SI</text:span></text:p>
          </draw:text-box>
        </draw:frame>
        <draw:frame draw:style-name="gr25" draw:text-style-name="P6" draw:layer="layout" svg:width="0.832cm" svg:height="0.645cm" svg:x="15.75cm" svg:y="10.855cm">
          <draw:text-box>
            <text:p><text:span text:style-name="T2">SI</text:span></text:p>
          </draw:text-box>
        </draw:frame>
        <draw:frame draw:style-name="gr25" draw:text-style-name="P6" draw:layer="layout" svg:width="0.832cm" svg:height="0.645cm" svg:x="19.5cm" svg:y="12.855cm">
          <draw:text-box>
            <text:p><text:span text:style-name="T2">SI</text:span></text:p>
          </draw:text-box>
        </draw:frame>
        <draw:frame draw:style-name="gr25" draw:text-style-name="P6" draw:layer="layout" svg:width="1.031cm" svg:height="0.645cm" svg:x="3cm" svg:y="12.355cm">
          <draw:text-box>
            <text:p><text:span text:style-name="T2">NO</text:span></text:p>
          </draw:text-box>
        </draw:frame>
        <draw:frame draw:style-name="gr25" draw:text-style-name="P6" draw:layer="layout" svg:width="1.031cm" svg:height="0.645cm" svg:x="6.469cm" svg:y="9.355cm">
          <draw:text-box>
            <text:p><text:span text:style-name="T2">NO</text:span></text:p>
          </draw:text-box>
        </draw:frame>
        <draw:frame draw:style-name="gr25" draw:text-style-name="P6" draw:layer="layout" svg:width="1.031cm" svg:height="0.645cm" svg:x="10.25cm" svg:y="6cm">
          <draw:text-box>
            <text:p><text:span text:style-name="T2">NO</text:span></text:p>
          </draw:text-box>
        </draw:frame>
        <draw:frame draw:style-name="gr25" draw:text-style-name="P6" draw:layer="layout" svg:width="1.031cm" svg:height="0.645cm" svg:x="19.469cm" svg:y="9.355cm">
          <draw:text-box>
            <text:p><text:span text:style-name="T2">NO</text:span></text:p>
          </draw:text-box>
        </draw:frame>
        <draw:frame draw:style-name="gr25" draw:text-style-name="P6" draw:layer="layout" svg:width="1.031cm" svg:height="0.645cm" svg:x="22.969cm" svg:y="12.355cm">
          <draw:text-box>
            <text:p><text:span text:style-name="T2">NO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ede Coca</meta:initial-creator>
    <meta:creation-date>2022-12-07T12:53:50.270113885</meta:creation-date>
    <dc:date>2022-12-07T13:32:57.907492494</dc:date>
    <dc:creator>Fede Coca</dc:creator>
    <meta:editing-duration>PT8M8S</meta:editing-duration>
    <meta:editing-cycles>1</meta:editing-cycles>
    <meta:document-statistic meta:object-count="62"/>
    <meta:generator>LibreOffice/7.0.0.3$Linux_X86_64 LibreOffice_project/8061b3e9204bef6b321a21033174034a5e2ea88e</meta:generator>
  </office:meta>
</office:document-meta>
</file>